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b694" officeooo:paragraph-rsid="000bb694" style:font-weight-asian="bold" style:font-weight-complex="bold"/>
    </style:style>
    <style:style style:name="P2" style:family="paragraph" style:parent-style-name="Standard">
      <style:text-properties fo:font-weight="bold" officeooo:rsid="000bb694" officeooo:paragraph-rsid="000c882c" style:font-weight-asian="bold" style:font-weight-complex="bold"/>
    </style:style>
    <style:style style:name="P3" style:family="paragraph" style:parent-style-name="Standard">
      <style:text-properties fo:font-weight="bold" officeooo:rsid="000bb694" officeooo:paragraph-rsid="000d3dce" style:font-weight-asian="bold" style:font-weight-complex="bold"/>
    </style:style>
    <style:style style:name="P4" style:family="paragraph" style:parent-style-name="Standard">
      <style:text-properties fo:font-weight="bold" officeooo:rsid="000d3dce" officeooo:paragraph-rsid="000d3dce" style:font-weight-asian="bold" style:font-weight-complex="bold"/>
    </style:style>
    <style:style style:name="P5" style:family="paragraph" style:parent-style-name="Standard">
      <style:text-properties fo:font-weight="normal" officeooo:rsid="000bb694" officeooo:paragraph-rsid="000bb694" style:font-weight-asian="normal" style:font-weight-complex="normal"/>
    </style:style>
    <style:style style:name="P6" style:family="paragraph" style:parent-style-name="Standard">
      <style:text-properties fo:font-weight="normal" officeooo:rsid="000bb694" officeooo:paragraph-rsid="000c882c" style:font-weight-asian="normal" style:font-weight-complex="normal"/>
    </style:style>
    <style:style style:name="P7" style:family="paragraph" style:parent-style-name="Standard">
      <style:text-properties fo:font-weight="normal" officeooo:rsid="000bb694" officeooo:paragraph-rsid="000d3dce" style:font-weight-asian="normal" style:font-weight-complex="normal"/>
    </style:style>
    <style:style style:name="P8" style:family="paragraph" style:parent-style-name="Standard">
      <style:text-properties fo:font-weight="normal" officeooo:rsid="000c882c" officeooo:paragraph-rsid="000c882c" style:font-weight-asian="normal" style:font-weight-complex="normal"/>
    </style:style>
    <style:style style:name="P9" style:family="paragraph" style:parent-style-name="Standard">
      <style:text-properties fo:font-weight="normal" officeooo:rsid="000d3dce" officeooo:paragraph-rsid="000d3dce" style:font-weight-asian="normal" style:font-weight-complex="normal"/>
    </style:style>
    <style:style style:name="P10" style:family="paragraph" style:parent-style-name="Standard">
      <style:text-properties officeooo:paragraph-rsid="000bb694"/>
    </style:style>
    <style:style style:name="P11" style:family="paragraph" style:parent-style-name="Standard">
      <loext:graphic-properties draw:fill="solid" draw:fill-color="#000000"/>
      <style:paragraph-properties fo:background-color="#000000"/>
      <style:text-properties fo:color="#ffffff" style:font-name="FreeMono1" fo:font-weight="bold" officeooo:rsid="000bb694" officeooo:paragraph-rsid="000bb694" style:font-weight-asian="bold" style:font-weight-complex="bold"/>
    </style:style>
    <style:style style:name="P12" style:family="paragraph" style:parent-style-name="Standard">
      <loext:graphic-properties draw:fill="solid" draw:fill-color="#000000"/>
      <style:paragraph-properties fo:background-color="#000000"/>
      <style:text-properties fo:color="#ffffff" style:font-name="FreeMono1" fo:font-weight="bold" officeooo:rsid="000c882c" officeooo:paragraph-rsid="000c882c" style:font-weight-asian="bold" style:font-weight-complex="bold"/>
    </style:style>
    <style:style style:name="P13" style:family="paragraph" style:parent-style-name="Standard">
      <loext:graphic-properties draw:fill="solid" draw:fill-color="#000000"/>
      <style:paragraph-properties fo:background-color="#000000"/>
      <style:text-properties fo:color="#ffffff" style:font-name="FreeMono1" fo:font-weight="bold" officeooo:rsid="000d3dce" officeooo:paragraph-rsid="000d3dce" style:font-weight-asian="bold" style:font-weight-complex="bold"/>
    </style:style>
    <style:style style:name="P14" style:family="paragraph" style:parent-style-name="Standard">
      <loext:graphic-properties draw:fill="solid" draw:fill-color="#000000"/>
      <style:paragraph-properties fo:background-color="#000000"/>
      <style:text-properties fo:color="#ffffff" style:font-name="FreeMono1" fo:font-style="italic" fo:font-weight="bold" officeooo:rsid="000bb694" officeooo:paragraph-rsid="000bb694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text-align="center" style:justify-single-word="false"/>
      <style:text-properties officeooo:rsid="000bb694"/>
    </style:style>
    <style:style style:name="P16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b694" style:font-weight-asian="bold" style:font-weight-complex="bold"/>
    </style:style>
    <style:style style:name="T3" style:family="text">
      <style:text-properties fo:font-weight="bold" officeooo:rsid="000d3dce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c882c"/>
    </style:style>
    <style:style style:name="T6" style:family="text">
      <style:text-properties officeooo:rsid="000d3d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Comandos do terminal do Linux</text:h>
      <text:p text:style-name="P15"/>
      <text:p text:style-name="P10"><text:span text:style-name="T2">1 - cd: navegar pelo sistema de arquivos</text:span></text:p>
      <text:p text:style-name="P5"/>
      <text:p text:style-name="P5"><text:span text:style-name="T1">Ex1:</text:span> Estando no diretório padrão do usuário igor “/home/igor”, para acessar o diretório “Documentos”:</text:p>
      <text:p text:style-name="P5"/>
      <text:p text:style-name="P11">cd Documentos</text:p>
      <text:p text:style-name="P5"/>
      <text:p text:style-name="P5"><text:span text:style-name="T1">Ex2:</text:span> Para retornar ao diretório inicial do usuário utilize o comando cd sem passar nenhum parâmetro.</text:p>
      <text:p text:style-name="P5"/>
      <text:p text:style-name="P11">cd</text:p>
      <text:p text:style-name="P5"/>
      <text:p text:style-name="P5">ou</text:p>
      <text:p text:style-name="P5"/>
      <text:p text:style-name="P11">cd ~</text:p>
      <text:p text:style-name="P5"/>
      <text:p text:style-name="P5">Obs. O nome dos arquivos e diretórios é case sensitive!</text:p>
      <text:p text:style-name="P5"/>
      <text:p text:style-name="P1">2 - pwd: Exibe o nome do diretório atual</text:p>
      <text:p text:style-name="P1"/>
      <text:p text:style-name="P11">pwd</text:p>
      <text:p text:style-name="P14">/home/<text:span text:style-name="T4">igor/Documentos</text:span></text:p>
      <text:p text:style-name="P5"/>
      <text:p text:style-name="P5">ls: Obs. O nome dos arquivos e diretórios é case sensitive!</text:p>
      <text:p text:style-name="P5"/>
      <text:p text:style-name="P1">3 - ls: lista os arquivos e diretórios contidos no diretório atual</text:p>
      <text:p text:style-name="P1"/>
      <text:p text:style-name="P5"><text:span text:style-name="T1">Ex1:</text:span> Listar todos os arquivos</text:p>
      <text:p text:style-name="P5"/>
      <text:p text:style-name="P11">ls</text:p>
      <text:p text:style-name="P5"/>
      <text:p text:style-name="P5"><text:span text:style-name="T1">Ex2:</text:span> Listar todos os arquivos e exibir o resultado na forma de uma lista</text:p>
      <text:p text:style-name="P5"/>
      <text:p text:style-name="P11">ls -l</text:p>
      <text:p text:style-name="P5"/>
      <text:p text:style-name="P5"><text:span text:style-name="T1">Ex3:</text:span> Listar todos os arquivos, incluindo os arquivos ocultos e exibir o resultado na forma de uma lista</text:p>
      <text:p text:style-name="P5"/>
      <text:p text:style-name="P11">ls -la</text:p>
      <text:p text:style-name="P5"/>
      <text:p text:style-name="P5"/>
      <text:p text:style-name="P1">4 - gcc: compilador da linguagem C</text:p>
      <text:p text:style-name="P1"/>
      <text:p text:style-name="P5"><text:span text:style-name="T1">Ex1:</text:span> Compilar o arquivo teste.c</text:p>
      <text:p text:style-name="P5"/>
      <text:p text:style-name="P11">gcc teste.c</text:p>
      <text:p text:style-name="P5"/>
      <text:p text:style-name="P5"><text:span text:style-name="T1">Ex2:</text:span> Compilar o arquivo teste.c e salvar o executável no arquivo teste</text:p>
      <text:p text:style-name="P5"/>
      <text:p text:style-name="P11"><text:soft-page-break/>gcc teste.c -o teste</text:p>
      <text:p text:style-name="P5"/>
      <text:p text:style-name="P5"><text:span text:style-name="T1">Ex3:</text:span> Compilar o arquivo teste.c incluindo informações de debug e salvar o executável no arquivo teste</text:p>
      <text:p text:style-name="P5"/>
      <text:p text:style-name="P11">gcc teste.c -o teste -g</text:p>
      <text:p text:style-name="P5"/>
      <text:p text:style-name="P2"><text:span text:style-name="T5">5</text:span> - g<text:span text:style-name="T5">db</text:span>: <text:span text:style-name="T5">debuger</text:span> da linguagem C</text:p>
      <text:p text:style-name="P2"/>
      <text:p text:style-name="P6"><text:span text:style-name="T1">Ex1: </text:span><text:span text:style-name="T5">Executar o debuger para o programa teste</text:span></text:p>
      <text:p text:style-name="P6"/>
      <text:p text:style-name="P12">gdb teste</text:p>
      <text:p text:style-name="P6"/>
      <text:p text:style-name="P8">Comandos do GDB, ver o tutorial do professor Ricardo Torres (http://www.lrc.ic.unicamp.br/~luciano/courses/mc202-2s2009/tutorial_gdb.txt)</text:p>
      <text:p text:style-name="P8"/>
      <text:p text:style-name="P3"><text:span text:style-name="T6">6</text:span> – <text:span text:style-name="T6">diff: compara arquivos linha a linha</text:span></text:p>
      <text:p text:style-name="P4"/>
      <text:p text:style-name="P7"><text:span text:style-name="T1">Ex1: </text:span><text:span text:style-name="T6">Comparar os arquivos teste1 e teste2</text:span></text:p>
      <text:p text:style-name="P7"/>
      <text:p text:style-name="P13">diff teste1 teste2</text:p>
      <text:p text:style-name="P7"><text:span text:style-name="T1"/></text:p>
      <text:p text:style-name="P7"><text:span text:style-name="T1">Ex</text:span><text:span text:style-name="T3">2</text:span><text:span text:style-name="T1">: </text:span><text:span text:style-name="T6">Comparar os arquivos teste1 e teste2, desconsiderando as diferenças de espaços em branco</text:span></text:p>
      <text:p text:style-name="P7"/>
      <text:p text:style-name="P13">diff -w teste1 teste2</text:p>
      <text:p text:style-name="P7"><text:span text:style-name="T1"/></text:p>
      <text:p text:style-name="P7"><text:span text:style-name="T1"/></text:p>
      <text:h text:style-name="P16" text:outline-level="1">Redirecionamentos de Entrada e Saída</text:h>
      <text:p text:style-name="P7"><text:span text:style-name="T1"/></text:p>
      <text:p text:style-name="P7"><text:span text:style-name="T1"/></text:p>
      <text:p text:style-name="P7"><text:span text:style-name="T3">&gt;</text:span><text:span text:style-name="T1">: </text:span><text:span text:style-name="T6">Redirecionamento de saída</text:span></text:p>
      <text:p text:style-name="P7"><text:span text:style-name="T3"/></text:p>
      <text:p text:style-name="P9"><text:span text:style-name="T3">E</text:span><text:span text:style-name="T1">x1: </text:span>Executar o comando ls e salvar o seu resultado no arquivo “arquivosediretorios”</text:p>
      <text:p text:style-name="P7"/>
      <text:p text:style-name="P13">ls -lh &gt; arquivosediretorios</text:p>
      <text:p text:style-name="P7"><text:span text:style-name="T3"/></text:p>
      <text:p text:style-name="P7"><text:span text:style-name="T3">&lt;</text:span><text:span text:style-name="T1">: </text:span><text:span text:style-name="T6">Redirecionamento de entrada</text:span></text:p>
      <text:p text:style-name="P7"><text:span text:style-name="T3"/></text:p>
      <text:p text:style-name="P9"><text:span text:style-name="T1">Ex1: </text:span>Executar o comando mail recebendo como entrada o arquivo “conteudoemail”</text:p>
      <text:p text:style-name="P7"/>
      <text:p text:style-name="P13">mail &lt; conteudoema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3:17:23.047702320</meta:creation-date>
    <dc:date>2019-03-20T13:52:54.561050562</dc:date>
    <meta:editing-duration>PT1S</meta:editing-duration>
    <meta:editing-cycles>1</meta:editing-cycles>
    <meta:document-statistic meta:table-count="0" meta:image-count="0" meta:object-count="0" meta:page-count="2" meta:paragraph-count="43" meta:word-count="293" meta:character-count="1780" meta:non-whitespace-character-count="1529"/>
    <meta:generator>LibreOffice/6.0.6.2$Linux_X86_64 LibreOffice_project/00m0$Build-2</meta:generator>
  </office:meta>
</office:document-meta>
</file>